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AboutDialog.xml"/>
  <manifest:file-entry manifest:media-type="text/xml" manifest:full-path="Dialogs/Standard/dialog-lb.xml"/>
  <manifest:file-entry manifest:media-type="text/xml" manifest:full-path="Dialogs/Standard/XMLFieldsDialog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AboutModule.xml"/>
  <manifest:file-entry manifest:media-type="text/xml" manifest:full-path="Basic/Standard/FieldsModule.xml"/>
  <manifest:file-entry manifest:media-type="text/xml" manifest:full-path="Basic/Standard/PreviewModul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23T09:19:12.17</meta:creation-date>
    <dc:date>2012-01-23T12:02:07.35</dc:date>
    <meta:editing-duration>PT2H20M57S</meta:editing-duration>
    <meta:editing-cycles>61</meta:editing-cycles>
    <meta:generator>LibreOffice/3.3$Win32 LibreOffice_project/330m19$Build-401</meta:generator>
    <meta:document-statistic meta:table-count="0" meta:image-count="0" meta:object-count="0" meta:page-count="1" meta:paragraph-count="0" meta:word-count="0" meta:character-count="0"/>
  </office:meta>
</office:document-meta>
</file>

<file path=Basic/Standard/AboutModule.xml><?xml version="1.0" encoding="utf-8"?>
<!DOCTYPE module  PUBLIC '-//OpenOffice.org//DTD OfficeDocument 1.0//EN'  'module.dtd'>
<script:module xmlns:script="http://openoffice.org/2000/script" script:name="AboutModule" script:language="StarBasic">Option Explicit

Dim aboutDialog as Object

Sub OpenAboutDialog

	Dim libStandard
	Dim libDialog

	libStandard = DialogLibraries.getByName("Standard")
	libDialog = libStandard.getByName("AboutDialog")
	aboutDialog = CreateUnoDialog(libDialog)
	aboutDialog.execute

End Sub


</script:module>
</file>

<file path=Basic/Standard/FieldsModule.xml><?xml version="1.0" encoding="utf-8"?>
<!DOCTYPE module  PUBLIC '-//OpenOffice.org//DTD OfficeDocument 1.0//EN'  'module.dtd'>
<script:module xmlns:script="http://openoffice.org/2000/script" script:name="FieldsModule" script:language="StarBasic">REM  *****  BASIC  *****

Option Explicit

Dim fieldsDialog as Object

Sub OpenFieldsDialog

	Dim libStandard
	Dim libDialog

	libStandard = DialogLibraries.getByName("Standard")
	libDialog = libStandard.getByName("XMLFieldsDialog")
	fieldsDialog = CreateUnoDialog(libDialog)
	fieldsDialog.execute

End Sub

</script:module>
</file>

<file path=Basic/Standard/PreviewModule.xml><?xml version="1.0" encoding="utf-8"?>
<!DOCTYPE module  PUBLIC '-//OpenOffice.org//DTD OfficeDocument 1.0//EN'  'module.dtd'>
<script:module xmlns:script="http://openoffice.org/2000/script" script:name="PreviewModule" script:language="StarBasic">REM  *****  BASIC  *****

Sub Main

oDoc = thisComponent
path = oDoc.URL
msgBox path 
	Shell(ConvertToURL("C:\XDocReport\bin/xdrtools-ooxml.bat"), 4, "\"" + path + ""\ b b v", True) 
	'shellServ.execute("C:\XDocReport\bin/xdrtools-ooxml.bat","",0) 

'	Shell(ConvertToURL("C:\XDocReport\bin/xdrtools-ooxml.bat"), 2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boutModule"/>
  <library:element library:name="PreviewModule"/>
  <library:element library:name="Fields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AboutDialog.xml><?xml version="1.0" encoding="utf-8"?>
<!DOCTYPE window  PUBLIC '-//OpenOffice.org//DTD OfficeDocument 1.0//EN'  'dialog.dtd'>
<dlg:window xmlns:dlg="http://openoffice.org/2000/dialog" xmlns:script="http://openoffice.org/2000/script" dlg:id="AboutDialog" dlg:left="259" dlg:top="128" dlg:width="201" dlg:height="169" dlg:closeable="true" dlg:moveable="true"/>
</file>

<file path=Dialogs/Standard/XMLFieldsDialog.xml><?xml version="1.0" encoding="utf-8"?>
<!DOCTYPE window  PUBLIC '-//OpenOffice.org//DTD OfficeDocument 1.0//EN'  'dialog.dtd'>
<dlg:window xmlns:dlg="http://openoffice.org/2000/dialog" xmlns:script="http://openoffice.org/2000/script" dlg:id="XMLFieldsDialog" dlg:left="259" dlg:top="128" dlg:width="201" dlg:height="169" dlg:closeable="true" dlg:moveable="tru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boutDialog"/>
  <library:element library:name="XMLFieldsDialog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